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font-name="Comic Sans MS" fo:font-size="16pt" style:font-size-asian="16pt" style:font-size-complex="16pt"/>
    </style:style>
    <style:style style:name="P3" style:family="paragraph" style:parent-style-name="Standard">
      <style:text-properties style:font-name="Comic Sans MS" fo:font-size="16pt" style:text-underline-style="solid" style:text-underline-width="auto" style:text-underline-color="font-color" style:font-size-asian="16pt" style:font-size-complex="16pt"/>
    </style:style>
    <style:style style:name="P4" style:family="paragraph" style:parent-style-name="Standard">
      <style:text-properties style:font-name="Comic Sans MS" fo:font-size="16pt" style:text-underline-style="none" style:font-size-asian="16pt" style:font-size-complex="16pt"/>
    </style:style>
    <style:style style:name="P5" style:family="paragraph" style:parent-style-name="Standard">
      <style:text-properties style:font-name="Comic Sans M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Universidad del Valle</text:p>
      <text:p text:style-name="P5">Facultad de Ingeniería</text:p>
      <text:p text:style-name="P5">Escuela de Ingeniería de Sistemas y Computación</text:p>
      <text:p text:style-name="P5">Inteligencia Artificial</text:p>
      <text:p text:style-name="P2"/>
      <text:p text:style-name="P2">Nombre: gustavo espinosa. Código: 0749943</text:p>
      <text:p text:style-name="P2"/>
      <text:p text:style-name="P2">Tema: Algoritmo MiniMax con decisiones imperfectas.</text:p>
      <text:p text:style-name="P3"/>
      <text:p text:style-name="P3"/>
      <text:p text:style-name="P2">Informe Segundo Proyecto “<text:span text:style-name="T1">Just Blue</text:span>”</text:p>
      <text:p text:style-name="P4"/>
      <text:p text:style-name="P4"/>
      <text:p text:style-name="P4">La función de Heurística utilizada, consiste en contar las casillas libres alrededor de la posición del caballo en un cuadrante 5x5, así el caballo buscara la manera de no dejarse encerrar, es decir, que al sitio al que se mueva, tenga un numero mayor de oportunidades de salir y su oponente no logre encerrarlo.</text:p>
      <text:p text:style-name="P4"/>
      <text:p text:style-name="P4">En el caso en el que la función heurística se intente calcular sobre una hoja min o max y los hijos tengan el mismo valor de la función heurística, la solución sera la que ofrezca el primer movimiento valido, es decir la que ofrezca el primer nodo hijo cread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4T16:41:54</meta:creation-date>
    <dc:date>2009-11-25T10:12:44</dc:date>
    <meta:editing-duration>PT00H16M29S</meta:editing-duration>
    <meta:editing-cycles>9</meta:editing-cycles>
    <meta:generator>OpenOffice.org/3.1$Linux OpenOffice.org_project/310m19$Build-9420</meta:generator>
    <dc:creator>gustavo </dc:creator>
    <meta:document-statistic meta:table-count="0" meta:image-count="0" meta:object-count="0" meta:page-count="1" meta:paragraph-count="9" meta:word-count="135" meta:character-count="813"/>
    <meta:user-defined meta:name="Información 1"/>
    <meta:user-defined meta:name="Información 2"/>
    <meta:user-defined meta:name="Información 3"/>
    <meta:user-defined meta:name="Información 4"/>
  </office:meta>
</office:document-meta>
</file>